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6b98" officeooo:paragraph-rsid="00006b98"/>
    </style:style>
    <style:style style:name="P2" style:family="paragraph" style:parent-style-name="Standard">
      <style:paragraph-properties fo:text-align="center" style:justify-single-word="false"/>
      <style:text-properties officeooo:rsid="00006b98" officeooo:paragraph-rsid="00006b98"/>
    </style:style>
    <style:style style:name="P3" style:family="paragraph" style:parent-style-name="Standard">
      <style:paragraph-properties fo:text-align="start" style:justify-single-word="false"/>
      <style:text-properties officeooo:rsid="00006b98" officeooo:paragraph-rsid="00006b98"/>
    </style:style>
    <style:style style:name="P4" style:family="paragraph" style:parent-style-name="Standard">
      <style:paragraph-properties fo:text-align="end" style:justify-single-word="false"/>
      <style:text-properties fo:font-size="10pt" officeooo:rsid="00006b98" officeooo:paragraph-rsid="00006b9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06b98" officeooo:paragraph-rsid="00006b98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06b9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06b98" officeooo:paragraph-rsid="00006b98"/>
    </style:style>
    <style:style style:name="P8" style:family="paragraph" style:parent-style-name="Standard">
      <style:paragraph-properties fo:text-align="start" style:justify-single-word="false"/>
      <style:text-properties officeooo:rsid="00006b98" officeooo:paragraph-rsid="0003e95f"/>
    </style:style>
    <style:style style:name="P9" style:family="paragraph" style:parent-style-name="Standard" style:list-style-name="L2">
      <style:text-properties officeooo:rsid="00006b98" officeooo:paragraph-rsid="00006b98"/>
    </style:style>
    <style:style style:name="P10" style:family="paragraph" style:parent-style-name="Standard">
      <style:text-properties officeooo:rsid="00006b98" officeooo:paragraph-rsid="00006b9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e95f" style:font-style-asian="italic" style:font-style-complex="italic"/>
    </style:style>
    <style:style style:name="T3" style:family="text">
      <style:text-properties officeooo:rsid="0003e9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ng-Jui Hsu <text:s text:c="3"/><text:line-break/>MatrNr 351218</text:p>
      <text:p text:style-name="P5">Numerical Methods for PDE</text:p>
      <text:p text:style-name="P5">The Result of Homework 1</text:p>
      <text:p text:style-name="P2"/>
      <text:list xml:id="list1138875615218123611" text:style-name="L1">
        <text:list-header>
          <text:p text:style-name="P6"/>
          <text:p text:style-name="P6"/>
        </text:list-header>
        <text:list-item>
          <text:p text:style-name="P7">The coefficients <text:span text:style-name="T1">a</text:span> through <text:span text:style-name="T1">e</text:span> in (3) are as following:</text:p>
        </text:list-item>
      </text:list>
      <text:p text:style-name="P1"/>
      <text:p text:style-name="P3"><text:s/><text:tab/>The coefficient <text:span text:style-name="T1">a</text:span> is -0.0833 .</text:p>
      <text:p text:style-name="P3"><text:tab/>The coefficient <text:span text:style-name="T1">b </text:span>is <text:s/>1.333 .</text:p>
      <text:p text:style-name="P1"><text:tab/>The coefficient <text:span text:style-name="T1">c</text:span> is -2.500.</text:p>
      <text:p text:style-name="P1"><text:tab/>The coefficient <text:span text:style-name="T1">d</text:span> is <text:s/>1.333.</text:p>
      <text:p text:style-name="P1"><text:tab/>The coefficient <text:span text:style-name="T1">e</text:span> is -0.0833.</text:p>
      <text:p text:style-name="P1"/>
      <text:p text:style-name="P1"/>
      <text:list xml:id="list3586287159825344618" text:style-name="L2">
        <text:list-item>
          <text:p text:style-name="P9">The value <text:span text:style-name="T1">r </text:span>in (3) is 4.</text:p>
        </text:list-item>
      </text:list>
      <text:p text:style-name="P1"/>
      <text:p text:style-name="P1"/>
      <text:p text:style-name="P8"><text:s text:c="2"/><text:span text:style-name="T3">To run the source code, please use following parameters as command line argument: the derivatives of order (i.e. </text:span><text:span text:style-name="T2">m</text:span><text:span text:style-name="T3"> in (1). ), and the stencil size (i.e. </text:span><text:span text:style-name="T2">p</text:span><text:span text:style-name="T3"> and </text:span><text:span text:style-name="T2">q. </text:span><text:span text:style-name="T3">)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7:36:22.304521534</meta:creation-date>
    <dc:date>2014-11-11T18:27:14.200381984</dc:date>
    <meta:editing-duration>PT29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13" meta:word-count="92" meta:character-count="479" meta:non-whitespace-character-count="385"/>
  </office:meta>
</office:document-meta>
</file>